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w new roman" svg:font-family="'Timew new 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b0d80" officeooo:paragraph-rsid="001b0d80" style:font-size-asian="12.25pt" style:font-size-complex="14pt"/>
    </style:style>
    <style:style style:name="P2" style:family="paragraph" style:parent-style-name="Standard">
      <style:text-properties style:font-name="Timew new roman" fo:font-size="14pt" officeooo:rsid="001b0d80" officeooo:paragraph-rsid="001b0d80" style:font-size-asian="14pt" style:font-size-complex="14pt"/>
    </style:style>
    <style:style style:name="T1" style:family="text">
      <style:text-properties officeooo:rsid="001c2dc4"/>
    </style:style>
    <style:style style:name="T2" style:family="text">
      <style:text-properties officeooo:rsid="001d09c6"/>
    </style:style>
    <style:style style:name="T3" style:family="text">
      <style:text-properties officeooo:rsid="001d23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er – arrival :</text:p>
      <text:p text:style-name="P2"/>
      <text:p text:style-name="P1">To Index of dispesion for intervals (IDI) οριζεται ως ενας estimator of inter-dependence εντος του arrival process. Mια ερμηνεια των τιμων του ειναι ο βαθμος συσχετισης που επιδεικνυεται απο τους inter-arrival χρονους. Μια αλλη ερμηνεια ειναι <text:span text:style-name="T1">η</text:span> εκτιμιση του <text:s/>“burstiness” που εκτιθεται απο μια διαδικασια. Το IDI ειναι μια Poisson διαδικασια. <text:span text:style-name="T2">Για renewal processes το IDI παραμενει αμεταβλητο σε σχεση με τον αριθμο τον δειγματων. Επιπλεον το IDI μπορει να χρησιμοποιηθει για να παρατηρηθει η συμπεριφορα του measured process σε πολλαπλες χρονικες κλιμακες. <text:s/></text:span><text:span text:style-name="T3">Ενα τυπικο HTTP trace αποθηκευει καθε εγγραφη συναλλαγης <text:s/>HTTP , η καθε εγγραφη περιεχει arrival timestamps ,requestet URL <text:s/>και το μεγεθος σε byte του αιτηματος. Το IDI το υπολογιζουμε για την καθε διαδικασια αφιξης αιτηματων HTTP χρησιμοποιωντας πολλα καθημερινα traces για καθενα απο αυτα. Επισης μετραμε το ποσοστο αιτηματων δυναμικου περιεχομενου. Διαχωριζουμε την καταγραφη αιτηματων σε περιοδο 24 ωρων σε διαστηματα 30 λεπτων και υπολιγιζουμε το IDI για καθενα απο αυτα τα διαστηματα 30 λεπτων</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w new roman" svg:font-family="'Timew new 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13:41:42.820450628</meta:creation-date>
    <dc:date>2021-01-29T15:04:11.105523326</dc:date>
    <meta:editing-duration>PT18M16S</meta:editing-duration>
    <meta:editing-cycles>4</meta:editing-cycles>
    <meta:generator>LibreOffice/6.4.7.2$Linux_X86_64 LibreOffice_project/40$Build-2</meta:generator>
    <meta:document-statistic meta:table-count="0" meta:image-count="0" meta:object-count="0" meta:page-count="1" meta:paragraph-count="2" meta:word-count="161" meta:character-count="1075" meta:non-whitespace-character-count="911"/>
  </office:meta>
</office:document-meta>
</file>